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3c99"/>
    </style:style>
    <style:style style:name="P2" style:family="paragraph" style:parent-style-name="Standard">
      <style:text-properties style:font-name="Consolas" officeooo:rsid="001ffeef" officeooo:paragraph-rsid="001ffeef"/>
    </style:style>
    <style:style style:name="P3" style:family="paragraph" style:parent-style-name="Standard">
      <style:text-properties style:font-name="Consolas" fo:language="fr" fo:country="FR" officeooo:rsid="001e3c99" officeooo:paragraph-rsid="001e3c99"/>
    </style:style>
    <style:style style:name="P4" style:family="paragraph" style:parent-style-name="Standard">
      <style:text-properties style:font-name="Consolas" fo:language="fr" fo:country="FR" officeooo:rsid="001ffeef" officeooo:paragraph-rsid="001ffeef"/>
    </style:style>
    <style:style style:name="P5" style:family="paragraph" style:parent-style-name="Standard">
      <style:text-properties officeooo:paragraph-rsid="001ffeef"/>
    </style:style>
    <style:style style:name="P6" style:family="paragraph" style:parent-style-name="Standard">
      <style:text-properties officeooo:rsid="00202d0b" officeooo:paragraph-rsid="00202d0b"/>
    </style:style>
    <style:style style:name="P7" style:family="paragraph" style:parent-style-name="Standard">
      <style:text-properties officeooo:paragraph-rsid="00202d0b"/>
    </style:style>
    <style:style style:name="T1" style:family="text">
      <style:text-properties style:font-name="Consolas" fo:language="fr" fo:country="FR" officeooo:rsid="001ffeef"/>
    </style:style>
    <style:style style:name="T2" style:family="text">
      <style:text-properties style:font-name="Consolas" fo:language="fr" fo:country="F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nsolas" fo:language="fr" fo:country="FR" fo:font-style="italic" fo:font-weight="bold" officeooo:rsid="001ffeef" style:font-style-asian="italic" style:font-weight-asian="bold" style:font-style-complex="italic" style:font-weight-complex="bold"/>
    </style:style>
    <style:style style:name="T4" style:family="text">
      <style:text-properties style:font-name="Consolas" fo:language="fr" fo:country="FR" fo:font-style="italic" fo:font-weight="bold" officeooo:rsid="00202d0b" style:font-style-asian="italic" style:font-weight-asian="bold" style:font-style-complex="italic" style:font-weight-complex="bold"/>
    </style:style>
    <style:style style:name="T5" style:family="text">
      <style:text-properties style:font-name="Consolas" fo:language="fr" fo:country="F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nsolas" fo:language="fr" fo:country="FR" fo:font-style="normal" fo:font-weight="normal" officeooo:rsid="001ffeef" style:font-style-asian="normal" style:font-weight-asian="normal" style:font-style-complex="normal" style:font-weight-complex="normal"/>
    </style:style>
    <style:style style:name="T7" style:family="text">
      <style:text-properties style:font-name="Consolas" fo:language="fr" fo:country="FR" fo:font-style="normal" fo:font-weight="normal" officeooo:rsid="00202d0b" style:font-style-asian="normal" style:font-weight-asian="normal" style:font-style-complex="normal" style:font-weight-complex="normal"/>
    </style:style>
    <style:style style:name="T8" style:family="text">
      <style:text-properties style:font-name="Consolas" fo:language="fr" fo:country="FR" fo:font-style="normal" fo:font-weight="normal" officeooo:rsid="00217195" style:font-style-asian="normal" style:font-weight-asian="normal" style:font-style-complex="normal" style:font-weight-complex="normal"/>
    </style:style>
    <style:style style:name="T9" style:family="text">
      <style:text-properties style:font-name="Consolas" fo:language="fr" fo:country="FR" officeooo:rsid="001e3c99"/>
    </style:style>
    <style:style style:name="T10" style:family="text">
      <style:text-properties style:font-name="Consolas" fo:language="fr" fo:country="FR" officeooo:rsid="00202d0b"/>
    </style:style>
    <style:style style:name="T11" style:family="text">
      <style:text-properties fo:language="fr" fo:country="F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1) </text:span><text:span text:style-name="T10">R</text:span><text:span text:style-name="T9">écupérer le code source en utilisant la commande :</text:span></text:p>
      <text:p text:style-name="P3"/>
      <text:p text:style-name="P2"><text:span text:style-name="T11"><text:tab/>&gt; <text:s/>git clone </text:span><text:a xlink:type="simple" xlink:href="https://github.com/sweeffon2/tp-gl.git" text:style-name="Internet_20_link" text:visited-style-name="Visited_20_Internet_20_Link">https://github.com/sweeffon2/tp-gl.git</text:a></text:p>
      <text:p text:style-name="P4"/>
      <text:p text:style-name="P5"><text:span text:style-name="T1">2) </text:span><text:span text:style-name="T10">O</text:span><text:span text:style-name="T1">uvrir le code obtenu en utilisant votre IDE préféré.</text:span></text:p>
      <text:p text:style-name="P4"/>
      <text:p text:style-name="P5"><text:span text:style-name="T1">3) Le projet est constitué de quatre (04) modules, remarquez que vous avez une interface définissant le service </text:span><text:span text:style-name="T3">TimerService </text:span><text:span text:style-name="T6">ainsi que de deux interfaces dans le même modules permettant d’implémenter le mécanisme de l’observer. <text:s/></text:span><text:span text:style-name="T7">Une implémentation de base de ce service vous a été octroyée.</text:span></text:p>
      <text:p text:style-name="P5"><text:span text:style-name="T6"/></text:p>
      <text:p text:style-name="P7"><text:span text:style-name="T6">4</text:span><text:span text:style-name="T7">) Compléter l’implémentation des deux classes </text:span><text:span text:style-name="T4">AfficheurSurConsole</text:span><text:span text:style-name="T7"> et</text:span><text:span text:style-name="T4"> CompteARebours</text:span><text:span text:style-name="T7"> pour que ces dernières puissent observer l’instance du </text:span><text:span text:style-name="T4">TimerService</text:span><text:span text:style-name="T7"> récupérée à partir du </text:span><text:span text:style-name="T4">Lookup</text:span><text:span text:style-name="T7"> et afficher le nécessaire le moment venu.</text:span></text:p>
      <text:p text:style-name="P7"><text:span text:style-name="T7"><text:s/>- </text:span><text:span text:style-name="T4">CompteARebours</text:span><text:span text:style-name="T7">, doit être muni d’un constructeur prenant un nombre de secondes en paramètre. A chaque fois qu’une seconde s’écoule, ce nombre est décrémenté et affiché sur la console. <text:s/>Lorsque le nombre arrive à zéro, l’instance de </text:span><text:span text:style-name="T4">CompteARebours</text:span><text:span text:style-name="T7"> doit se désabonner de l’Observable.</text:span></text:p>
      <text:p text:style-name="P6"><text:span text:style-name="T5"/></text:p>
      <text:p text:style-name="P6"><text:span text:style-name="T5">5) dans la fonction </text:span><text:span text:style-name="T2">main </text:span><text:span text:style-name="T5">:</text:span></text:p>
      <text:p text:style-name="P6"><text:span text:style-name="T5"><text:tab/>a) instancier un <text:s/></text:span><text:span text:style-name="T2">AfficheurSurConsole </text:span><text:span text:style-name="T5">et vérifier son fonctionnement.</text:span></text:p>
      <text:p text:style-name="P6"><text:span text:style-name="T5"><text:tab/>b) instancier un <text:s/></text:span><text:span text:style-name="T2">CompteARebours </text:span><text:span text:style-name="T5">avec 5 secondes en paramettre et vérifier son fonctionnement.</text:span></text:p>
      <text:p text:style-name="P6"><text:span text:style-name="T5"><text:tab/></text:span></text:p>
      <text:p text:style-name="P7"><text:span text:style-name="T7">6) Comment pouvez vous faire pour pouvoir observer uniquement le changement d’une propriété (secondes, minutes ou heures) ? </text:span></text:p>
      <text:p text:style-name="P6"><text:span text:style-name="T5"/></text:p>
      <text:p text:style-name="P7"><text:span text:style-name="T7">7) instancier 10 fois <text:s/></text:span><text:span text:style-name="T4">CompteARebours </text:span><text:span text:style-name="T7"><text:s/>avec un nombre de secondes aléatoire entre 5 et 15. et vérifier son fonctionnement.</text:span></text:p>
      <text:p text:style-name="P6"><text:span text:style-name="T5"/></text:p>
      <text:p text:style-name="P7"><text:span text:style-name="T7">8) Vous allez remarquer que l’exécution de la question c engendre souvent des Bogues. <text:s/>Pourquoi ?</text:span></text:p>
      <text:p text:style-name="P6"><text:span text:style-name="T5"/></text:p>
      <text:p text:style-name="P7"><text:span text:style-name="T7">9) Afin de résoudre les problèmes relatifs à notre observer, nous allons déléguer son travail à une instance de la classe : </text:span><text:span text:style-name="T4">PropertyChangeSupport.</text:span></text:p>
      <text:p text:style-name="P7"><text:span text:style-name="T4"><text:s text:c="3"/></text:span><text:span text:style-name="T7">NB. <text:s/>Pensez à faire hériter notre interface </text:span><text:span text:style-name="T4">TimerChangeListener</text:span><text:span text:style-name="T7"> de la classe </text:span><text:span text:style-name="T4">PropertyChangeListener</text:span><text:span text:style-name="T7"> </text:span></text:p>
      <text:p text:style-name="P7"><text:span text:style-name="T7"/></text:p>
      <text:p text:style-name="P6"><text:span text:style-name="T5">10) refaire le test de la question 7). <text:s/>avez vous résolu le problème ?</text:span></text:p>
      <text:p text:style-name="P6"><text:span text:style-name="T5"/></text:p>
      <text:p text:style-name="P6"><text:span text:style-name="T5">Bonus) en utilisant ce service, </text:span><text:span text:style-name="T8">créer une application permettant d’afficher l’heure sur une interface graphi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2:35:27.887096730</meta:creation-date>
    <dc:date>2022-03-27T23:37:27.260940995</dc:date>
    <meta:editing-duration>PT1M29S</meta:editing-duration>
    <meta:editing-cycles>1</meta:editing-cycles>
    <meta:document-statistic meta:table-count="0" meta:image-count="0" meta:object-count="0" meta:page-count="1" meta:paragraph-count="17" meta:word-count="286" meta:character-count="1926" meta:non-whitespace-character-count="1636"/>
    <meta:generator>LibreOffice/6.4.7.2$Linux_X86_64 LibreOffice_project/40$Build-2</meta:generator>
  </office:meta>
</office:document-meta>
</file>